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94cm" fo:min-width="4.624cm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96cm" fo:min-width="5.2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657cm" fo:min-width="9.60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24cm" svg:height="1.844cm" svg:x="1.357cm" svg:y="1.917cm">
          <text:p text:style-name="P1"><text:span text:style-name="T1">Tool Finding</text:span></text:p>
          <text:p text:style-name="P1"><text:span text:style-name="T1">Offen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124cm" svg:height="1.844cm" svg:x="1.357cm" svg:y="9.482cm">
          <text:p text:style-name="P1"><text:span text:style-name="T1">snap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124cm" svg:height="1.844cm" svg:x="8.421cm" svg:y="8.202cm">
          <text:p text:style-name="P1"><text:span text:style-name="T1">snapcommunic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124cm" svg:height="1.844cm" svg:x="1.357cm" svg:y="13.264cm">
          <text:p text:style-name="P1"><text:span text:style-name="T1">ip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124cm" svg:height="1.844cm" svg:x="1.357cm" svg:y="17.044cm">
          <text:p text:style-name="P1"><text:span text:style-name="T1">iptab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24cm" svg:height="1.844cm" svg:x="1.357cm" svg:y="5.699cm">
          <text:p text:style-name="P1"><text:span text:style-name="T1">snapcommuni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545cm" svg:y1="1.419cm" svg:x2="7.545cm" svg:y2="22.509cm">
          <text:p/>
        </draw:line>
        <draw:custom-shape draw:style-name="gr3" draw:text-style-name="P5" draw:layer="layout" svg:width="5.713cm" svg:height="0.946cm" svg:x="1.702cm" svg:y="21.399cm">
          <text:p text:style-name="P4">Server 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3cm" svg:height="0.946cm" svg:x="8.101cm" svg:y="21.284cm">
          <text:p text:style-name="P4">Server 2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919cm" svg:y1="3.761cm" svg:x2="3.919cm" svg:y2="5.699cm" draw:start-shape="id1" draw:start-glue-point="2" draw:end-shape="id2" draw:end-glue-point="0" svg:d="M3919 3761v1938" svg:viewBox="0 0 1 1939">
          <text:p/>
        </draw:connector>
        <draw:connector draw:style-name="gr4" draw:text-style-name="P3" draw:layer="layout" svg:x1="6.481cm" svg:y1="6.621cm" svg:x2="10.983cm" svg:y2="8.202cm" draw:start-shape="id2" draw:start-glue-point="1" draw:end-shape="id3" draw:end-glue-point="0" svg:d="M6481 6621h4502v1581" svg:viewBox="0 0 4503 1582">
          <text:p/>
        </draw:connector>
        <draw:connector draw:style-name="gr4" draw:text-style-name="P3" draw:layer="layout" svg:x1="3.919cm" svg:y1="7.543cm" svg:x2="3.919cm" svg:y2="9.482cm" draw:start-shape="id2" draw:start-glue-point="2" draw:end-shape="id4" draw:end-glue-point="0" svg:d="M3919 7543v1939" svg:viewBox="0 0 1 1940">
          <text:p/>
        </draw:connector>
        <draw:connector draw:style-name="gr4" draw:text-style-name="P3" draw:layer="layout" svg:x1="3.919cm" svg:y1="11.326cm" svg:x2="3.919cm" svg:y2="13.264cm" draw:start-shape="id4" draw:start-glue-point="2" draw:end-shape="id5" draw:end-glue-point="0" svg:d="M3919 11326v1938" svg:viewBox="0 0 1 1939">
          <text:p/>
        </draw:connector>
        <draw:connector draw:style-name="gr4" draw:text-style-name="P3" draw:layer="layout" svg:x1="3.919cm" svg:y1="15.108cm" svg:x2="3.919cm" svg:y2="17.044cm" draw:start-shape="id5" draw:start-glue-point="2" draw:end-shape="id6" draw:end-glue-point="0" svg:d="M3919 15108v1936" svg:viewBox="0 0 1 1937">
          <text:p/>
        </draw:connector>
        <draw:custom-shape draw:style-name="gr1" draw:text-style-name="P2" xml:id="id7" draw:id="id7" draw:layer="layout" svg:width="5.124cm" svg:height="1.844cm" svg:x="8.421cm" svg:y="11.617cm">
          <text:p text:style-name="P1"><text:span text:style-name="T1">snap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124cm" svg:height="1.844cm" svg:x="8.421cm" svg:y="15.031cm">
          <text:p text:style-name="P1"><text:span text:style-name="T1">ip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124cm" svg:height="1.844cm" svg:x="8.421cm" svg:y="18.444cm">
          <text:p text:style-name="P1"><text:span text:style-name="T1">iptable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983cm" svg:y1="13.461cm" svg:x2="10.983cm" svg:y2="15.031cm" draw:start-shape="id7" draw:start-glue-point="2" draw:end-shape="id8" draw:end-glue-point="0" svg:d="M10983 13461v1570" svg:viewBox="0 0 1 1571">
          <text:p/>
        </draw:connector>
        <draw:connector draw:style-name="gr4" draw:text-style-name="P3" draw:layer="layout" svg:x1="10.983cm" svg:y1="16.875cm" svg:x2="10.983cm" svg:y2="18.444cm" draw:start-shape="id8" draw:start-glue-point="2" draw:end-shape="id9" draw:end-glue-point="0" svg:d="M10983 16875v1569" svg:viewBox="0 0 1 1570">
          <text:p/>
        </draw:connector>
        <draw:connector draw:style-name="gr4" draw:text-style-name="P3" draw:layer="layout" svg:x1="10.983cm" svg:y1="10.046cm" svg:x2="10.983cm" svg:y2="11.617cm" draw:start-shape="id3" draw:start-glue-point="2" draw:end-shape="id7" svg:d="M10983 10046v1571" svg:viewBox="0 0 1 1572">
          <text:p/>
        </draw:connector>
        <draw:line draw:style-name="gr2" draw:text-style-name="P3" draw:layer="layout" svg:x1="14.345cm" svg:y1="1.419cm" svg:x2="14.345cm" svg:y2="22.509cm">
          <text:p/>
        </draw:line>
        <draw:custom-shape draw:style-name="gr3" draw:text-style-name="P5" draw:layer="layout" svg:width="5.713cm" svg:height="0.946cm" svg:x="14.801cm" svg:y="21.284cm">
          <text:p text:style-name="P4">Server 3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5.124cm" svg:height="1.844cm" svg:x="15.021cm" svg:y="8.202cm">
          <text:p text:style-name="P1"><text:span text:style-name="T1">snapcommunic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124cm" svg:height="1.844cm" svg:x="15.021cm" svg:y="11.617cm">
          <text:p text:style-name="P1"><text:span text:style-name="T1">snap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124cm" svg:height="1.844cm" svg:x="15.021cm" svg:y="15.031cm">
          <text:p text:style-name="P1"><text:span text:style-name="T1">ip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124cm" svg:height="1.844cm" svg:x="15.021cm" svg:y="18.444cm">
          <text:p text:style-name="P1"><text:span text:style-name="T1">iptable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7.583cm" svg:y1="13.461cm" svg:x2="17.583cm" svg:y2="15.031cm" draw:start-shape="id10" draw:start-glue-point="2" draw:end-shape="id11" draw:end-glue-point="0" svg:d="M17583 13461v1570" svg:viewBox="0 0 1 1571">
          <text:p/>
        </draw:connector>
        <draw:connector draw:style-name="gr4" draw:text-style-name="P3" draw:layer="layout" svg:x1="17.583cm" svg:y1="16.875cm" svg:x2="17.583cm" svg:y2="18.444cm" draw:start-shape="id11" draw:start-glue-point="2" draw:end-shape="id12" draw:end-glue-point="0" svg:d="M17583 16875v1569" svg:viewBox="0 0 1 1570">
          <text:p/>
        </draw:connector>
        <draw:connector draw:style-name="gr4" draw:text-style-name="P3" draw:layer="layout" svg:x1="17.583cm" svg:y1="10.046cm" svg:x2="17.583cm" svg:y2="11.617cm" draw:start-shape="id13" draw:start-glue-point="2" draw:end-shape="id10" svg:d="M17583 10046v1571" svg:viewBox="0 0 1 1572">
          <text:p/>
        </draw:connector>
        <draw:connector draw:style-name="gr4" draw:text-style-name="P3" draw:layer="layout" svg:x1="6.481cm" svg:y1="6.621cm" svg:x2="17.583cm" svg:y2="8.202cm" draw:start-shape="id2" draw:start-glue-point="1" draw:end-shape="id13" draw:end-glue-point="0" svg:d="M6481 6621h11102v1581" svg:viewBox="0 0 11103 1582">
          <text:p/>
        </draw:connector>
        <draw:custom-shape draw:style-name="gr5" draw:text-style-name="P5" draw:layer="layout" svg:width="10.109cm" svg:height="1.907cm" svg:x="8.22cm" svg:y="4.341cm">
          <text:p text:style-name="P4">Event is immediately broadcast</text:p>
          <text:p text:style-name="P4">to other computer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8-07-26T16:22:39.990471877</meta:creation-date>
    <dc:date>2018-07-26T16:36:30.426807956</dc:date>
    <dc:creator>Alexis Wilke</dc:creator>
    <meta:editing-duration>PT2M59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